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Charter" svg:font-family="Charter" style:font-pitch="variable"/>
    <style:font-face style:name="FreeMono" svg:font-family="FreeMono" style:font-adornments="Mittel" style:font-family-generic="modern" style:font-pitch="fixed"/>
    <style:font-face style:name="FreeSerif" svg:font-family="FreeSerif" style:font-adornments="Mittel" style:font-family-generic="roman"/>
    <style:font-face style:name="FreeSerif1"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automatic-styles>
    <style:style style:name="P1" style:family="paragraph" style:parent-style-name="Heading"/>
    <style:style style:name="P2" style:family="paragraph" style:parent-style-name="Standard" style:list-style-name="L1"/>
    <style:style style:name="P3" style:family="paragraph" style:parent-style-name="Standard" style:list-style-name="L1">
      <style:paragraph-properties text:number-lines="false" text:line-number="0"/>
      <style:text-properties style:font-name="Charter" fo:language="en" fo:country="AU"/>
    </style:style>
    <style:style style:name="T1" style:family="text">
      <style:text-properties officeooo:rsid="0011622d" style:font-name-asian="FreeMono" style:font-name-complex="FreeMono"/>
    </style:style>
    <style:style style:name="T2" style:family="text">
      <style:text-properties style:font-name="FreeSerif"/>
    </style:style>
    <style:style style:name="T3" style:family="text">
      <style:text-properties style:font-name="FreeSerif1"/>
    </style:style>
    <style:style style:name="T4" style:family="text">
      <style:text-properties officeooo:rsid="00116d0e"/>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8 chicken thigh cutlets</text:p>
      <text:p text:style-name="Standard">2 tbs oil</text:p>
      <text:p text:style-name="Standard">250g chorizo, thickly sliced</text:p>
      <text:p text:style-name="Standard">500g potatoes, halved</text:p>
      <text:p text:style-name="Standard">½ cup green olives</text:p>
      <text:p text:style-name="Standard">2 red onions, cut into wedges </text:p>
      <text:p text:style-name="Standard">2 tbs oregano</text:p>
      <text:p text:style-name="Standard">2 tbs red wine vinegar</text:p>
      <text:h text:style-name="Heading_20_2" text:outline-level="2">Method</text:h>
      <text:list xml:id="list2660708863" text:style-name="L1">
        <text:list-item>
          <text:p text:style-name="P2">Preheat oven to 220°C.</text:p>
        </text:list-item>
        <text:list-item>
          <text:p text:style-name="P2">Place chicken in baking dish, rub with oil and season with salt and pepper.</text:p>
        </text:list-item>
        <text:list-item>
          <text:p text:style-name="P2">Place chorizo, potato, olives, and onion around chicken.<text:line-break/>Sprinkle with oregano and drizzle with vinegar.</text:p>
        </text:list-item>
        <text:list-item>
          <text:p text:style-name="P2">Bake for 45 minutes or until golden and chicken is cooked through.</text:p>
        </text:list-item>
      </text:list>
      <text:p text:style-name="Standard"/>
      <text:p text:style-name="Standard">Serves: 4</text:p>
      <text:list xml:id="list232242774955037" text:continue-numbering="true" text:style-name="L1">
        <text:list-header>
          <text:p text:style-name="P3"/>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Charter" svg:font-family="Charter" style:font-pitch="variable"/>
    <style:font-face style:name="FreeMono" svg:font-family="FreeMono" style:font-adornments="Mittel" style:font-family-generic="modern" style:font-pitch="fixed"/>
    <style:font-face style:name="FreeSerif" svg:font-family="FreeSerif" style:font-adornments="Mittel" style:font-family-generic="roman"/>
    <style:font-face style:name="FreeSerif1"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1"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1"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ing">Baked Chicken with Chorizo and Potato</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creation-date>2016-02-27T09:16:47.587046442</meta:creation-date>
    <dc:language>en-AU</dc:language>
    <meta:editing-cycles>4</meta:editing-cycles>
    <meta:editing-duration>PT26M2S</meta:editing-duration>
    <meta:initial-creator>Frank Jung</meta:initial-creator>
    <dc:date>2022-02-18T23:22:41.686534048</dc:date>
    <dc:creator>Frank H</dc:creator>
    <meta:document-statistic meta:table-count="0" meta:image-count="0" meta:object-count="0" meta:page-count="1" meta:paragraph-count="16" meta:word-count="91" meta:character-count="502" meta:non-whitespace-character-count="430"/>
    <meta:user-defined meta:name="Info 1"/>
    <meta:user-defined meta:name="Info 2"/>
    <meta:user-defined meta:name="Info 3"/>
    <meta:user-defined meta:name="Info 4"/>
    <meta:template xlink:type="simple" xlink:actuate="onRequest" xlink:title="_recipe" xlink:href="../../../.config/libreoffice/4/user/template/_recipe.ott" meta:date="2016-02-27T09:16:47.334400867"/>
  </office:meta>
</office:document-meta>
</file>